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f5bb" officeooo:paragraph-rsid="0014f5bb"/>
    </style:style>
    <style:style style:name="P2" style:family="paragraph" style:parent-style-name="Standard">
      <style:paragraph-properties fo:text-align="justify" style:justify-single-word="false"/>
      <style:text-properties officeooo:rsid="0014f5bb" officeooo:paragraph-rsid="0014f5bb"/>
    </style:style>
    <style:style style:name="P3" style:family="paragraph" style:parent-style-name="Standard">
      <style:text-properties fo:color="#ce181e" fo:font-size="15pt" fo:font-weight="bold" officeooo:rsid="0014f5bb" officeooo:paragraph-rsid="0014f5b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62141" officeooo:paragraph-rsid="00162141"/>
    </style:style>
    <style:style style:name="P5" style:family="paragraph" style:parent-style-name="Standard">
      <style:paragraph-properties fo:text-align="justify" style:justify-single-word="false"/>
      <style:text-properties officeooo:rsid="001b48bb" officeooo:paragraph-rsid="001b48bb"/>
    </style:style>
    <style:style style:name="P6" style:family="paragraph" style:parent-style-name="Standard">
      <style:paragraph-properties fo:text-align="justify" style:justify-single-word="false"/>
      <style:text-properties style:font-name="Andale Mono" officeooo:rsid="00228513" officeooo:paragraph-rsid="00228513"/>
    </style:style>
    <style:style style:name="P7" style:family="paragraph" style:parent-style-name="Standard">
      <style:paragraph-properties fo:text-align="justify" style:justify-single-word="false"/>
      <style:text-properties fo:color="#c9211e" fo:font-size="15pt" fo:font-weight="bold" officeooo:rsid="001b48bb" officeooo:paragraph-rsid="001b48bb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c9211e" fo:font-size="15pt" fo:font-weight="bold" officeooo:rsid="0014f5bb" officeooo:paragraph-rsid="0014f5bb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c9211e" fo:font-size="15pt" fo:font-weight="bold" officeooo:rsid="00228513" officeooo:paragraph-rsid="00228513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20ceb1" officeooo:paragraph-rsid="00251311"/>
    </style:style>
    <style:style style:name="P11" style:family="paragraph" style:parent-style-name="Standard">
      <style:paragraph-properties fo:text-align="justify" style:justify-single-word="false"/>
      <style:text-properties officeooo:rsid="00228513" officeooo:paragraph-rsid="00228513"/>
    </style:style>
    <style:style style:name="P12" style:family="paragraph" style:parent-style-name="Standard">
      <style:paragraph-properties fo:text-align="justify" style:justify-single-word="false"/>
      <style:text-properties officeooo:rsid="00230bf0" officeooo:paragraph-rsid="00228513"/>
    </style:style>
    <style:style style:name="P13" style:family="paragraph" style:parent-style-name="Standard">
      <style:paragraph-properties fo:text-align="justify" style:justify-single-word="false"/>
      <style:text-properties officeooo:rsid="00251311" officeooo:paragraph-rsid="00251311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62141" officeooo:paragraph-rsid="00162141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62141" officeooo:paragraph-rsid="001f1f94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17013d" officeooo:paragraph-rsid="0017013d"/>
    </style:style>
    <style:style style:name="P17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17013d" officeooo:paragraph-rsid="0017013d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f1f94" officeooo:paragraph-rsid="001f1f94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251311" officeooo:paragraph-rsid="0025131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51311"/>
    </style:style>
    <style:style style:name="T5" style:family="text">
      <style:text-properties style:font-name="Andale Mono"/>
    </style:style>
    <style:style style:name="T6" style:family="text">
      <style:text-properties officeooo:rsid="002513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ichieste del progetto:</text:p>
      <text:p text:style-name="P1"/>
      <text:p text:style-name="P2">Il progetto prevede la gestione delle emozioni, inviate dagli utenti, relative ai <text:span text:style-name="T2">POI</text:span> (<text:span text:style-name="T1">Point Of Interest</text:span>). Ogni utente potrà iscriversi/disiscriversi e eseguire login/logout ogni qual volta inviano un’emozione nei pressi di un POI.</text:p>
      <text:p text:style-name="P19"/>
      <text:p text:style-name="P13"><text:span text:style-name="T3">E cagate varie</text:span>.</text:p>
      <text:p text:style-name="P2"/>
      <text:p text:style-name="P2"/>
      <text:p text:style-name="P8">Entità:</text:p>
      <text:p text:style-name="P2"/>
      <text:p text:style-name="P4">Analizando più approfonditamente il progetto si evincono alcune entità fondamentali:</text:p>
      <text:list xml:id="list3400172313" text:style-name="L1">
        <text:list-item>
          <text:p text:style-name="P14"><text:span text:style-name="T2">Coordinate</text:span>: Affinchè un utente assegni ad un POI la propria emozione è necessario conoscere la sua posizione.</text:p>
          <text:p text:style-name="P14">(un Utente non può assegnare un’emozione all’Arco della Pace di Milano se si Trova a Palermo)</text:p>
          <text:p text:style-name="P16">Le coordinate sono caratterizzate da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latitudine</text:p>
                                            </text:list-item>
                                            <text:list-item>
                                              <text:p text:style-name="P17">longitudi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8">All’interno dei package di java è presente una classe chiamata Point, dentro<text:span text:style-name="T5"> java.awt.Point</text:span>, che sfortunatamente non fa al caso nostro per lo svolgimento del progetto.</text:p>
          <text:p text:style-name="P15">L’oggetto verrà accompagnato con una classe denominata “CoordinateException”, per la </text:p>
        </text:list-item>
      </text:list>
      <text:p text:style-name="P5"/>
      <text:p text:style-name="P5"/>
      <text:p text:style-name="P5"/>
      <text:p text:style-name="P9">Classi:</text:p>
      <text:p text:style-name="P11"/>
      <text:p text:style-name="P11">Le classi presentate in questa sezione sono sprovviste di commenti e documentazione; è da considerarsi come un prototipo di classi <text:span text:style-name="T6">(</text:span><text:span text:style-name="T4">CTRL+C e CTRL+V e togli varie cose</text:span><text:span text:style-name="T6">)</text:span>.</text:p>
      <text:p text:style-name="P12">Le eccezioni non verranno trattate all’interno del seguente documento.</text:p>
      <text:p text:style-name="P12"/>
      <text:p text:style-name="P6"/>
      <text:p text:style-name="P6">POI{</text:p>
      <text:p text:style-name="P6"><text:tab/>Coordinate coord;</text:p>
      <text:p text:style-name="P6"><text:tab/>String nome;</text:p>
      <text:p text:style-name="P6"/>
      <text:p text:style-name="P6"><text:tab/>public POI(String _nome, Coordinate _coord);</text:p>
      <text:p text:style-name="P6"><text:tab/>public POI(String _info);</text:p>
      <text:p text:style-name="P6"><text:tab/>public void setNome(String _nome);</text:p>
      <text:p text:style-name="P6"><text:tab/>public String getNome();</text:p>
      <text:p text:style-name="P6"><text:tab/>public static LinkedList&lt;POI&gt; caricaPOI(String _file);</text:p>
      <text:p text:style-name="P6"><text:tab/>public String toString();</text:p>
      <text:p text:style-name="P6">}</text:p>
      <text:p text:style-name="P6"/>
      <text:p text:style-name="P6"/>
      <text:p text:style-name="P6"/>
      <text:p text:style-name="P6"/>
      <text:p text:style-name="P6"><text:soft-page-break/></text:p>
      <text:p text:style-name="P5"/>
      <text:p text:style-name="P7">Considerazioni:</text:p>
      <text:p text:style-name="P5"/>
      <text:p text:style-name="P5">Per facilitare la ricerca delle informazioni e ottimizzare i tempi faremo riferimenti a una classe di java: TreeMap; esse consentono un accesso logaritmico alle informazioni e rendono il programma molto efficiente.</text:p>
      <text:p text:style-name="P5"/>
      <text:p text:style-name="P10">I <text:span text:style-name="T5">toString()</text:span> delle classi, a parte della classe Umore, sono strutturati in modo da restituire le informazioni adottanto lo stesso formato di input.</text:p>
      <text:p text:style-name="P5"/>
      <text:p text:style-name="P13">Cagate sul codice e sulla stesura; riusabilità; facilità di aggiornamento; ecc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3:36:54.211470463</meta:creation-date>
    <dc:date>2019-09-19T23:53:19.738407491</dc:date>
    <meta:editing-duration>PT48M32S</meta:editing-duration>
    <meta:editing-cycles>17</meta:editing-cycles>
    <meta:generator>LibreOffice/6.2.6.2$Linux_X86_64 LibreOffice_project/20$Build-2</meta:generator>
    <meta:document-statistic meta:table-count="0" meta:image-count="0" meta:object-count="0" meta:page-count="2" meta:paragraph-count="29" meta:word-count="264" meta:character-count="1828" meta:non-whitespace-character-count="1591"/>
  </office:meta>
</office:document-meta>
</file>